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1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3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6.082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0.3cm"/>
    </style:style>
    <style:style style:name="co13" style:family="table-column">
      <style:table-column-properties fo:break-before="auto" style:column-width="0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style:font-size-asian="8pt" style:font-size-complex="8pt"/>
    </style:style>
    <style:style style:name="ce214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3" style:family="table-cell" style:parent-style-name="Default" style:data-style-name="N37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 style:data-style-name="N10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fo:background-color="#ffa699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7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ffa6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9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3" style:family="table-cell" style:parent-style-name="Default">
      <style:table-cell-properties fo:border-bottom="0.06pt solid #cccccc" fo:background-color="#d4ea6b" style:text-align-source="fix" style:repeat-content="false" fo:border-left="0.06pt soli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" style:family="table-cell" style:parent-style-name="Default">
      <style:table-cell-properties fo:border-bottom="0.06pt solid #cccccc" fo:background-color="#d4ea6b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6pt solid #cccccc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9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41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fo:background-color="#cccccc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7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48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1" style:family="table-cell" style:parent-style-name="Default">
      <style:table-cell-properties fo:border-bottom="0.06pt solid #000000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6pt solid #000000" fo:background-color="#cccccc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55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cccccc" fo:background-color="#999999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4ea6b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color="#999999" fo:font-size="8pt" style:font-size-asian="8pt" style:font-size-complex="8pt"/>
    </style:style>
    <style:style style:name="ce265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69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color="#999999" fo:font-size="8pt" style:font-size-asian="8pt" style:font-size-complex="8pt"/>
    </style:style>
    <style:style style:name="ce270" style:family="table-cell" style:parent-style-name="Default">
      <style:table-cell-properties fo:border-bottom="0.74pt solid #000000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none" fo:background-color="#cccccc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order-bottom="0.74pt solid #000000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6" style:family="table-cell" style:parent-style-name="Default">
      <style:table-cell-properties fo:border-bottom="none" fo:background-color="#cccc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06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8" style:family="table-cell" style:parent-style-name="Default">
      <style:table-cell-properties fo:border-bottom="0.06pt solid #cccccc" style:text-align-source="fix" style:repeat-content="false" fo:border-left="0.06pt dotte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cccccc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style:vertical-align="middle"/>
    </style:style>
    <style:style style:name="ce284" style:family="table-cell" style:parent-style-name="Default">
      <style:text-properties style:font-name="Liberation Sans Narrow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287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288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style:font-name="Liberation Sans Narrow" fo:font-size="11pt" style:font-size-asian="11pt" style:font-size-complex="11pt"/>
    </style:style>
    <style:style style:name="ce80" style:family="table-cell" style:parent-style-name="Default">
      <style:table-cell-properties style:text-align-source="fix" style:repeat-content="false" fo:border="0.06pt solid #cccccc" style:vertical-align="middle"/>
      <style:paragraph-properties fo:text-align="start" fo:margin-left="0cm"/>
      <style:text-properties style:font-name="Liberation Sans Narrow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91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">
      <style:table-cell-properties fo:background-color="#bbe33d"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85" style:family="table-cell" style:parent-style-name="Default" style:data-style-name="N10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86" style:family="table-cell" style:parent-style-name="Default" style:data-style-name="N10">
      <style:table-cell-properties fo:background-color="#ffa699"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296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295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298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99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 Narrow"/>
    </style:style>
    <style:style style:name="ce93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302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303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6" style:family="table-cell" style:parent-style-name="Default">
      <style:table-cell-properties fo:border-bottom="0.74pt solid #000000" style:text-align-source="fix" style:repeat-content="false" fo:background-color="transparent" fo:border-left="0.06pt dotted #000000" fo:border-right="0.06pt dotte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100" style:family="table-cell" style:parent-style-name="Default">
      <style:table-cell-properties fo:border-bottom="0.74pt solid #000000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6pt solid #cccccc" fo:background-color="#bbe33d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02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8" style:family="table-cell" style:parent-style-name="Default">
      <style:table-cell-properties fo:border-bottom="0.74pt solid #000000" style:text-align-source="fix" style:repeat-content="false" fo:background-color="transparent" fo:border-left="0.06pt dotted #000000" fo:border-right="0.74pt soli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104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05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74pt soli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1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06pt dotte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3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order-bottom="0.06pt solid #cccccc" fo:background-color="#ffa6a6" style:text-align-source="fix" style:repeat-content="false" fo:border-left="0.74pt soli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12" style:family="table-cell" style:parent-style-name="Default">
      <style:table-cell-properties fo:border-bottom="0.06pt solid #cccccc" style:text-align-source="fix" style:repeat-content="false" fo:border-left="0.74pt soli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14" style:family="table-cell" style:parent-style-name="Default">
      <style:table-cell-properties fo:border-bottom="0.74pt solid #000000" fo:background-color="#ff0000" style:text-align-source="fix" style:repeat-content="false" fo:border-left="0.06pt dotted #000000" fo:border-right="0.06pt dotte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315" style:family="table-cell" style:parent-style-name="Default">
      <style:table-cell-properties fo:border-bottom="0.06pt solid #cccccc" fo:background-color="#ff0000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10"/>
        <table:table-column table:style-name="co2" table:default-cell-style-name="ce215"/>
        <table:table-column table:style-name="co3" table:default-cell-style-name="ce219"/>
        <table:table-column table:style-name="co4" table:default-cell-style-name="ce219"/>
        <table:table-column table:style-name="co5" table:default-cell-style-name="ce219"/>
        <table:table-column table:style-name="co6" table:number-columns-repeated="36" table:default-cell-style-name="ce219"/>
        <table:table-column table:style-name="co7" table:number-columns-repeated="983" table:default-cell-style-name="ce283"/>
        <table:table-row table:style-name="ro1">
          <table:table-cell table:number-columns-repeated="1024"/>
        </table:table-row>
        <table:table-row table:style-name="ro1">
          <table:table-cell table:style-name="ce211"/>
          <table:table-cell table:style-name="ce216"/>
          <table:table-cell table:style-name="ce11" table:number-columns-repeated="39"/>
          <table:table-cell table:number-columns-repeated="983"/>
        </table:table-row>
        <table:table-row table:style-name="ro1">
          <table:table-cell table:style-name="ce211"/>
          <table:table-cell table:style-name="ce216"/>
          <table:table-cell table:style-name="ce11" table:number-columns-repeated="3"/>
          <table:table-cell table:style-name="ce231" office:value-type="float" office:value="2019" calcext:value-type="float" table:number-columns-spanned="9" table:number-rows-spanned="1">
            <text:p>2019</text:p>
          </table:table-cell>
          <table:covered-table-cell table:number-columns-repeated="7" table:style-name="ce239"/>
          <table:covered-table-cell table:style-name="ce246"/>
          <table:table-cell table:style-name="ce252" office:value-type="float" office:value="2020" calcext:value-type="float" table:number-columns-spanned="12" table:number-rows-spanned="1">
            <text:p>2020</text:p>
          </table:table-cell>
          <table:covered-table-cell table:number-columns-repeated="10" table:style-name="ce253"/>
          <table:covered-table-cell table:style-name="ce261"/>
          <table:table-cell table:style-name="ce267" office:value-type="float" office:value="2021" calcext:value-type="float" table:number-columns-spanned="12" table:number-rows-spanned="1">
            <text:p>2021</text:p>
          </table:table-cell>
          <table:covered-table-cell table:number-columns-repeated="10" table:style-name="ce271"/>
          <table:covered-table-cell table:style-name="ce273"/>
          <table:table-cell table:style-name="ce275" office:value-type="float" office:value="2022" calcext:value-type="float" table:number-columns-spanned="3" table:number-rows-spanned="1">
            <text:p>2022</text:p>
          </table:table-cell>
          <table:covered-table-cell table:style-name="ce239"/>
          <table:covered-table-cell table:style-name="ce276"/>
          <table:table-cell table:number-columns-repeated="983"/>
        </table:table-row>
        <table:table-row table:style-name="ro2">
          <table:table-cell table:style-name="ce212" office:value-type="string" calcext:value-type="string">
            <text:p>Activity</text:p>
          </table:table-cell>
          <table:table-cell table:style-name="ce217" office:value-type="string" calcext:value-type="string">
            <text:p>Aim</text:p>
          </table:table-cell>
          <table:table-cell table:style-name="ce217" office:value-type="string" calcext:value-type="string">
            <text:p>Progress</text:p>
          </table:table-cell>
          <table:table-cell table:style-name="ce229" office:value-type="string" calcext:value-type="string">
            <text:p>Start Date</text:p>
          </table:table-cell>
          <table:table-cell table:style-name="ce229" office:value-type="string" calcext:value-type="string">
            <text:p>End Date</text:p>
          </table:table-cell>
          <table:table-cell table:style-name="ce232" office:value-type="float" office:value="4" calcext:value-type="float">
            <text:p>4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" calcext:value-type="float">
            <text:p>1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office:value-type="float" office:value="12" calcext:value-type="float">
            <text:p>12</text:p>
          </table:table-cell>
          <table:table-cell table:style-name="ce268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68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style-name="ce213" office:value-type="string" calcext:value-type="string">
            <text:p>Define thesis topic</text:p>
          </table:table-cell>
          <table:table-cell table:style-name="ce218"/>
          <table:table-cell table:style-name="ce221" office:value-type="string" calcext:value-type="string">
            <text:p>Complete</text:p>
          </table:table-cell>
          <table:table-cell table:style-name="ce230" office:value-type="date" office:date-value="2019-04-01" calcext:value-type="date">
            <text:p>01/04/19</text:p>
          </table:table-cell>
          <table:table-cell table:style-name="ce230" office:value-type="date" office:date-value="2019-09-10" calcext:value-type="date">
            <text:p>10/09/19</text:p>
          </table:table-cell>
          <table:table-cell table:style-name="ce233"/>
          <table:table-cell table:style-name="ce241" table:number-columns-repeated="5"/>
          <table:table-cell table:style-name="ce245" table:number-columns-repeated="2"/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2"/>
          <table:table-cell table:style-name="ce278"/>
          <table:table-cell table:number-columns-repeated="983"/>
        </table:table-row>
        <table:table-row table:style-name="ro2">
          <table:table-cell table:style-name="ce213" office:value-type="string" calcext:value-type="string">
            <text:p>Research reading</text:p>
          </table:table-cell>
          <table:table-cell table:style-name="ce218"/>
          <table:table-cell table:style-name="ce222" office:value-type="string" calcext:value-type="string">
            <text:p>Ongoing</text:p>
          </table:table-cell>
          <table:table-cell table:style-name="ce230" office:value-type="date" office:date-value="2019-04-01" calcext:value-type="date">
            <text:p>01/04/19</text:p>
          </table:table-cell>
          <table:table-cell table:style-name="ce230" office:value-type="date" office:date-value="2022-03-31" calcext:value-type="date">
            <text:p>31/03/22</text:p>
          </table:table-cell>
          <table:table-cell table:style-name="ce234"/>
          <table:table-cell table:style-name="ce242" table:number-columns-repeated="7"/>
          <table:table-cell table:style-name="ce249"/>
          <table:table-cell table:style-name="ce242" table:number-columns-repeated="10"/>
          <table:table-cell table:style-name="ce258"/>
          <table:table-cell table:style-name="ce262"/>
          <table:table-cell table:style-name="ce258" table:number-columns-repeated="11"/>
          <table:table-cell table:style-name="ce262"/>
          <table:table-cell table:style-name="ce258" table:number-columns-repeated="2"/>
          <table:table-cell table:style-name="ce279"/>
          <table:table-cell table:number-columns-repeated="983"/>
        </table:table-row>
        <table:table-row table:style-name="ro2">
          <table:table-cell table:style-name="ce213" office:value-type="string" calcext:value-type="string">
            <text:p>(Leave of Absence)</text:p>
          </table:table-cell>
          <table:table-cell table:style-name="ce218"/>
          <table:table-cell table:style-name="ce223" office:value-type="string" calcext:value-type="string">
            <text:p>Complete</text:p>
          </table:table-cell>
          <table:table-cell table:style-name="ce230" office:value-type="date" office:date-value="2020-06-11" calcext:value-type="date">
            <text:p>11/06/20</text:p>
          </table:table-cell>
          <table:table-cell table:style-name="ce230" office:value-type="date" office:date-value="2020-10-18" calcext:value-type="date">
            <text:p>18/10/20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5"/>
          <table:table-cell table:style-name="ce256" table:number-columns-repeated="4"/>
          <table:table-cell table:style-name="ce243" table:number-columns-repeated="2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<text:s/>Develop classifier</text:p>
          </table:table-cell>
          <table:table-cell table:style-name="ce218" office:value-type="string" calcext:value-type="string">
            <text:p>1a</text:p>
          </table:table-cell>
          <table:table-cell table:style-name="ce224" office:value-type="percentage" office:value="0.9" calcext:value-type="percentage">
            <text:p>90%</text:p>
          </table:table-cell>
          <table:table-cell table:style-name="ce230" office:value-type="date" office:date-value="2019-09-11" calcext:value-type="date">
            <text:p>11/09/19</text:p>
          </table:table-cell>
          <table:table-cell table:style-name="ce230" office:value-type="date" office:date-value="2020-12-30" calcext:value-type="date">
            <text:p>30/12/20</text:p>
          </table:table-cell>
          <table:table-cell table:style-name="ce235"/>
          <table:table-cell table:style-name="ce243" table:number-columns-repeated="5"/>
          <table:table-cell table:style-name="ce242" table:number-columns-repeated="2"/>
          <table:table-cell table:style-name="ce249"/>
          <table:table-cell table:style-name="ce242" table:number-columns-repeated="10"/>
          <table:table-cell table:style-name="ce258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Obtain &amp; pre-process TCGA experiment data</text:p>
          </table:table-cell>
          <table:table-cell table:style-name="ce218" office:value-type="string" calcext:value-type="string">
            <text:p>1b</text:p>
          </table:table-cell>
          <table:table-cell table:style-name="ce221" office:value-type="string" calcext:value-type="string">
            <text:p>Complete</text:p>
          </table:table-cell>
          <table:table-cell table:style-name="ce230" office:value-type="date" office:date-value="2019-09-11" calcext:value-type="date">
            <text:p>11/09/19</text:p>
          </table:table-cell>
          <table:table-cell table:style-name="ce230" office:value-type="date" office:date-value="2020-06-30" calcext:value-type="date">
            <text:p>30/06/20</text:p>
          </table:table-cell>
          <table:table-cell table:style-name="ce235"/>
          <table:table-cell table:style-name="ce243" table:number-columns-repeated="5"/>
          <table:table-cell table:style-name="ce242" table:number-columns-repeated="2"/>
          <table:table-cell table:style-name="ce249"/>
          <table:table-cell table:style-name="ce242" table:number-columns-repeated="3"/>
          <table:table-cell table:style-name="ce243" table:number-columns-repeated="8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Obtain&amp; pre-process PMCC TCL data</text:p>
          </table:table-cell>
          <table:table-cell table:style-name="ce218" office:value-type="string" calcext:value-type="string">
            <text:p>1c</text:p>
          </table:table-cell>
          <table:table-cell table:style-name="ce222" office:value-type="string" calcext:value-type="string">
            <text:p>Underway</text:p>
          </table:table-cell>
          <table:table-cell table:style-name="ce230" office:value-type="date" office:date-value="2020-04-01" calcext:value-type="date">
            <text:p>01/04/20</text:p>
          </table:table-cell>
          <table:table-cell table:style-name="ce230" office:value-type="date" office:date-value="2021-03-31" calcext:value-type="date">
            <text:p>31/03/21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3"/>
          <table:table-cell table:style-name="ce255" table:number-columns-repeated="8"/>
          <table:table-cell table:style-name="ce263"/>
          <table:table-cell table:style-name="ce255" table:number-columns-repeated="3"/>
          <table:table-cell table:style-name="ce259" table:number-columns-repeated="3"/>
          <table:table-cell table:style-name="ce243" table:number-columns-repeated="5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<text:span text:style-name="T1">Perform</text:span><text:span text:style-name="T2"> Image</text:span><text:span text:style-name="T1"> experiments with TCGA</text:span> WSI data</text:p>
          </table:table-cell>
          <table:table-cell table:style-name="ce218" office:value-type="string" calcext:value-type="string">
            <text:p>1d</text:p>
          </table:table-cell>
          <table:table-cell table:style-name="ce221" office:value-type="string" calcext:value-type="string">
            <text:p>Complete</text:p>
          </table:table-cell>
          <table:table-cell table:style-name="ce230" office:value-type="date" office:date-value="2020-03-01" calcext:value-type="date">
            <text:p>01/03/20</text:p>
          </table:table-cell>
          <table:table-cell table:style-name="ce230" office:value-type="string" calcext:value-type="string">
            <text:p>31/09/2020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2"/>
          <table:table-cell table:style-name="ce242" table:number-columns-repeated="7"/>
          <table:table-cell table:style-name="ce243" table:number-columns-repeated="2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<text:span text:style-name="T1">Perform </text:span><text:span text:style-name="T2">RNA-Seq</text:span><text:span text:style-name="T1"> experiments with TCGA</text:span> WSI data</text:p>
          </table:table-cell>
          <table:table-cell table:style-name="ce218" office:value-type="string" calcext:value-type="string">
            <text:p>1e</text:p>
          </table:table-cell>
          <table:table-cell table:style-name="ce221" office:value-type="string" calcext:value-type="string">
            <text:p>Complete</text:p>
          </table:table-cell>
          <table:table-cell table:style-name="ce230" office:value-type="date" office:date-value="2020-06-01" calcext:value-type="date">
            <text:p>01/06/20</text:p>
          </table:table-cell>
          <table:table-cell table:style-name="ce230" office:value-type="string" calcext:value-type="string">
            <text:p>31/09/2020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5"/>
          <table:table-cell table:style-name="ce242" table:number-columns-repeated="4"/>
          <table:table-cell table:style-name="ce243" table:number-columns-repeated="2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4" office:value-type="string" calcext:value-type="string">
            <text:p><text:span text:style-name="T1">Perform </text:span><text:span text:style-name="T2">Dual-mode</text:span><text:span text:style-name="T1"> experiments on TCGA cancer data</text:span></text:p>
          </table:table-cell>
          <table:table-cell table:style-name="ce218" office:value-type="float" office:value="2" calcext:value-type="float">
            <text:p>2</text:p>
          </table:table-cell>
          <table:table-cell table:style-name="ce225" office:value-type="string" calcext:value-type="string">
            <text:p>Not Started</text:p>
          </table:table-cell>
          <table:table-cell table:style-name="ce230" office:value-type="string" calcext:value-type="string">
            <text:p>15//12/30</text:p>
          </table:table-cell>
          <table:table-cell table:style-name="ce230" office:value-type="string" calcext:value-type="string">
            <text:p>31/04/2021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10"/>
          <table:table-cell table:style-name="ce259"/>
          <table:table-cell table:style-name="ce264"/>
          <table:table-cell table:style-name="ce269" table:number-columns-repeated="4"/>
          <table:table-cell table:style-name="ce259" table:number-columns-repeated="7"/>
          <table:table-cell table:style-name="ce265"/>
          <table:table-cell table:style-name="ce259" table:number-columns-repeated="2"/>
          <table:table-cell table:style-name="ce281"/>
          <table:table-cell table:number-columns-repeated="983"/>
        </table:table-row>
        <table:table-row table:style-name="ro2">
          <table:table-cell table:style-name="ce214" office:value-type="string" calcext:value-type="string">
            <text:p><text:span text:style-name="T1">Perform </text:span><text:span text:style-name="T2">Dual-mode</text:span><text:span text:style-name="T1"> experiments on PMCC TCL data</text:span></text:p>
          </table:table-cell>
          <table:table-cell table:style-name="ce218" office:value-type="float" office:value="3" calcext:value-type="float">
            <text:p>3</text:p>
          </table:table-cell>
          <table:table-cell table:style-name="ce225" office:value-type="string" calcext:value-type="string">
            <text:p>Not Started</text:p>
          </table:table-cell>
          <table:table-cell table:style-name="ce230" office:value-type="date" office:date-value="2021-04-01" calcext:value-type="date">
            <text:p>01/04/21</text:p>
          </table:table-cell>
          <table:table-cell table:style-name="ce230" office:value-type="date" office:date-value="2021-07-31" calcext:value-type="date">
            <text:p>31/07/21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10"/>
          <table:table-cell table:style-name="ce259"/>
          <table:table-cell table:style-name="ce265"/>
          <table:table-cell table:style-name="ce259" table:number-columns-repeated="2"/>
          <table:table-cell table:style-name="ce272" table:number-columns-repeated="5"/>
          <table:table-cell table:style-name="ce259" table:number-columns-repeated="4"/>
          <table:table-cell table:style-name="ce265"/>
          <table:table-cell table:style-name="ce259" table:number-columns-repeated="2"/>
          <table:table-cell table:style-name="ce281"/>
          <table:table-cell table:number-columns-repeated="983"/>
        </table:table-row>
        <table:table-row table:style-name="ro2">
          <table:table-cell table:style-name="ce213" office:value-type="string" calcext:value-type="string">
            <text:p>Write and submit thesis</text:p>
          </table:table-cell>
          <table:table-cell table:style-name="ce218"/>
          <table:table-cell table:style-name="ce224" office:value-type="percentage" office:value="0.15" calcext:value-type="percentage">
            <text:p>15%</text:p>
          </table:table-cell>
          <table:table-cell table:style-name="ce230" office:value-type="date" office:date-value="2019-07-01" calcext:value-type="date">
            <text:p>01/07/19</text:p>
          </table:table-cell>
          <table:table-cell table:style-name="ce230" office:value-type="date" office:date-value="2021-12-01" calcext:value-type="date">
            <text:p>01/12/21</text:p>
          </table:table-cell>
          <table:table-cell table:style-name="ce236"/>
          <table:table-cell table:style-name="ce244" table:number-columns-repeated="7"/>
          <table:table-cell table:style-name="ce251"/>
          <table:table-cell table:style-name="ce244" table:number-columns-repeated="6"/>
          <table:table-cell table:style-name="ce257" table:number-columns-repeated="4"/>
          <table:table-cell table:style-name="ce260"/>
          <table:table-cell table:style-name="ce266"/>
          <table:table-cell table:style-name="ce270" table:number-columns-repeated="11"/>
          <table:table-cell table:style-name="ce274"/>
          <table:table-cell table:style-name="ce260" table:number-columns-repeated="2"/>
          <table:table-cell table:style-name="ce282"/>
          <table:table-cell table:number-columns-repeated="983"/>
        </table:table-row>
        <table:table-row table:style-name="ro2">
          <table:table-cell table:style-name="ce211"/>
          <table:table-cell table:style-name="ce216"/>
          <table:table-cell table:style-name="ce226" office:value-type="string" calcext:value-type="string" table:number-columns-spanned="3" table:number-rows-spanned="1">
            <text:p>Complete</text:p>
          </table:table-cell>
          <table:covered-table-cell table:number-columns-repeated="2" table:style-name="ce11"/>
          <table:table-cell table:style-name="ce237" table:number-columns-repeated="36"/>
          <table:table-cell table:number-columns-repeated="983"/>
        </table:table-row>
        <table:table-row table:style-name="ro2">
          <table:table-cell table:style-name="ce211"/>
          <table:table-cell table:style-name="ce216"/>
          <table:table-cell table:style-name="ce227" office:value-type="string" calcext:value-type="string" table:number-columns-spanned="3" table:number-rows-spanned="1">
            <text:p>Underway but not complete</text:p>
          </table:table-cell>
          <table:covered-table-cell table:number-columns-repeated="2" table:style-name="ce11"/>
          <table:table-cell table:style-name="ce237" table:number-columns-repeated="36"/>
          <table:table-cell table:number-columns-repeated="983"/>
        </table:table-row>
        <table:table-row table:style-name="ro2">
          <table:table-cell table:style-name="ce211"/>
          <table:table-cell table:style-name="ce216"/>
          <table:table-cell table:style-name="ce228" office:value-type="string" calcext:value-type="string" table:number-columns-spanned="3" table:number-rows-spanned="1">
            <text:p>Not yet started</text:p>
          </table:table-cell>
          <table:covered-table-cell table:number-columns-repeated="2" table:style-name="ce11"/>
          <table:table-cell table:style-name="ce237" table:number-columns-repeated="36"/>
          <table:table-cell table:number-columns-repeated="983"/>
        </table:table-row>
        <table:table-row table:style-name="ro2">
          <table:table-cell table:number-columns-repeated="5"/>
          <table:table-cell table:style-name="ce238" table:number-columns-repeated="36"/>
          <table:table-cell table:number-columns-repeated="983"/>
        </table:table-row>
        <table:table-row table:style-name="ro1" table:number-rows-repeated="17">
          <table:table-cell table:number-columns-repeated="5"/>
          <table:table-cell table:style-name="ce238" table:number-columns-repeated="36"/>
          <table:table-cell table:number-columns-repeated="98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" table:style-name="ta1">
        <table:table-column table:style-name="co8" table:default-cell-style-name="ce284"/>
        <table:table-column table:style-name="co9" table:default-cell-style-name="ce285"/>
        <table:table-column table:style-name="co10" table:default-cell-style-name="ce289"/>
        <table:table-column table:style-name="co11" table:default-cell-style-name="ce289"/>
        <table:table-column table:style-name="co4" table:default-cell-style-name="ce289"/>
        <table:table-column table:style-name="co12" table:visibility="collapse" table:number-columns-repeated="20" table:default-cell-style-name="ce289"/>
        <table:table-column table:style-name="co13" table:number-columns-repeated="70" table:default-cell-style-name="ce289"/>
        <table:table-column table:style-name="co6" table:number-columns-repeated="17" table:default-cell-style-name="ce289"/>
        <table:table-row table:style-name="ro1">
          <table:table-cell table:number-columns-repeated="25"/>
          <table:table-cell table:style-name="ce306" table:formula="of:=[.Y1]+1" office:value-type="float" office:value="1" calcext:value-type="float">
            <text:p>1</text:p>
          </table:table-cell>
          <table:table-cell table:style-name="ce306" table:formula="of:=[.Z1]+1" office:value-type="float" office:value="2" calcext:value-type="float">
            <text:p>2</text:p>
          </table:table-cell>
          <table:table-cell table:style-name="ce306" table:formula="of:=[.AA1]+1" office:value-type="float" office:value="3" calcext:value-type="float">
            <text:p>3</text:p>
          </table:table-cell>
          <table:table-cell table:style-name="ce306" table:formula="of:=[.AB1]+1" office:value-type="float" office:value="4" calcext:value-type="float">
            <text:p>4</text:p>
          </table:table-cell>
          <table:table-cell table:style-name="ce306" table:formula="of:=[.AC1]+1" office:value-type="float" office:value="5" calcext:value-type="float">
            <text:p>5</text:p>
          </table:table-cell>
          <table:table-cell table:style-name="ce306" table:formula="of:=[.AD1]+1" office:value-type="float" office:value="6" calcext:value-type="float">
            <text:p>6</text:p>
          </table:table-cell>
          <table:table-cell table:style-name="ce306" table:formula="of:=[.AE1]+1" office:value-type="float" office:value="7" calcext:value-type="float">
            <text:p>7</text:p>
          </table:table-cell>
          <table:table-cell table:style-name="ce306" table:formula="of:=[.AF1]+1" office:value-type="float" office:value="8" calcext:value-type="float">
            <text:p>8</text:p>
          </table:table-cell>
          <table:table-cell table:style-name="ce306" table:formula="of:=[.AG1]+1" office:value-type="float" office:value="9" calcext:value-type="float">
            <text:p>9</text:p>
          </table:table-cell>
          <table:table-cell table:style-name="ce306" table:formula="of:=[.AH1]+1" office:value-type="float" office:value="10" calcext:value-type="float">
            <text:p>10</text:p>
          </table:table-cell>
          <table:table-cell table:style-name="ce306" table:formula="of:=[.AI1]+1" office:value-type="float" office:value="11" calcext:value-type="float">
            <text:p>11</text:p>
          </table:table-cell>
          <table:table-cell table:style-name="ce306" table:formula="of:=[.AJ1]+1" office:value-type="float" office:value="12" calcext:value-type="float">
            <text:p>12</text:p>
          </table:table-cell>
          <table:table-cell table:style-name="ce306" table:formula="of:=[.AK1]+1" office:value-type="float" office:value="13" calcext:value-type="float">
            <text:p>13</text:p>
          </table:table-cell>
          <table:table-cell table:style-name="ce306" table:formula="of:=[.AL1]+1" office:value-type="float" office:value="14" calcext:value-type="float">
            <text:p>14</text:p>
          </table:table-cell>
          <table:table-cell table:style-name="ce306" table:formula="of:=[.AM1]+1" office:value-type="float" office:value="15" calcext:value-type="float">
            <text:p>15</text:p>
          </table:table-cell>
          <table:table-cell table:style-name="ce306" table:formula="of:=[.AN1]+1" office:value-type="float" office:value="16" calcext:value-type="float">
            <text:p>16</text:p>
          </table:table-cell>
          <table:table-cell table:style-name="ce306" table:formula="of:=[.AO1]+1" office:value-type="float" office:value="17" calcext:value-type="float">
            <text:p>17</text:p>
          </table:table-cell>
          <table:table-cell table:style-name="ce306" table:formula="of:=[.AP1]+1" office:value-type="float" office:value="18" calcext:value-type="float">
            <text:p>18</text:p>
          </table:table-cell>
          <table:table-cell table:style-name="ce306" table:formula="of:=[.AQ1]+1" office:value-type="float" office:value="19" calcext:value-type="float">
            <text:p>19</text:p>
          </table:table-cell>
          <table:table-cell table:style-name="ce306" table:formula="of:=[.AR1]+1" office:value-type="float" office:value="20" calcext:value-type="float">
            <text:p>20</text:p>
          </table:table-cell>
          <table:table-cell table:style-name="ce306" table:formula="of:=[.AS1]+1" office:value-type="float" office:value="21" calcext:value-type="float">
            <text:p>21</text:p>
          </table:table-cell>
          <table:table-cell table:style-name="ce306" table:formula="of:=[.AT1]+1" office:value-type="float" office:value="22" calcext:value-type="float">
            <text:p>22</text:p>
          </table:table-cell>
          <table:table-cell table:style-name="ce306" table:formula="of:=[.AU1]+1" office:value-type="float" office:value="23" calcext:value-type="float">
            <text:p>23</text:p>
          </table:table-cell>
          <table:table-cell table:style-name="ce306" table:formula="of:=[.AV1]+1" office:value-type="float" office:value="24" calcext:value-type="float">
            <text:p>24</text:p>
          </table:table-cell>
          <table:table-cell table:style-name="ce306" table:formula="of:=[.AW1]+1" office:value-type="float" office:value="25" calcext:value-type="float">
            <text:p>25</text:p>
          </table:table-cell>
          <table:table-cell table:style-name="ce306" table:formula="of:=[.AX1]+1" office:value-type="float" office:value="26" calcext:value-type="float">
            <text:p>26</text:p>
          </table:table-cell>
          <table:table-cell table:style-name="ce306" table:formula="of:=[.AY1]+1" office:value-type="float" office:value="27" calcext:value-type="float">
            <text:p>27</text:p>
          </table:table-cell>
          <table:table-cell table:style-name="ce306" table:formula="of:=[.AZ1]+1" office:value-type="float" office:value="28" calcext:value-type="float">
            <text:p>28</text:p>
          </table:table-cell>
          <table:table-cell table:style-name="ce306" table:formula="of:=[.BA1]+1" office:value-type="float" office:value="29" calcext:value-type="float">
            <text:p>29</text:p>
          </table:table-cell>
          <table:table-cell table:style-name="ce306" table:formula="of:=[.BB1]+1" office:value-type="float" office:value="30" calcext:value-type="float">
            <text:p>30</text:p>
          </table:table-cell>
          <table:table-cell table:style-name="ce306" table:formula="of:=[.BC1]+1" office:value-type="float" office:value="31" calcext:value-type="float">
            <text:p>31</text:p>
          </table:table-cell>
          <table:table-cell table:style-name="ce306" table:formula="of:=[.BD1]+1" office:value-type="float" office:value="32" calcext:value-type="float">
            <text:p>32</text:p>
          </table:table-cell>
          <table:table-cell table:style-name="ce306" table:formula="of:=[.BE1]+1" office:value-type="float" office:value="33" calcext:value-type="float">
            <text:p>33</text:p>
          </table:table-cell>
          <table:table-cell table:style-name="ce306" table:formula="of:=[.BF1]+1" office:value-type="float" office:value="34" calcext:value-type="float">
            <text:p>34</text:p>
          </table:table-cell>
          <table:table-cell table:style-name="ce308" table:formula="of:=[.BG1]+1" office:value-type="float" office:value="35" calcext:value-type="float">
            <text:p>35</text:p>
          </table:table-cell>
          <table:table-cell table:style-name="ce310" office:value-type="float" office:value="1" calcext:value-type="float">
            <text:p>1</text:p>
          </table:table-cell>
          <table:table-cell table:style-name="ce306" table:formula="of:=[.BI1]+1" office:value-type="float" office:value="2" calcext:value-type="float">
            <text:p>2</text:p>
          </table:table-cell>
          <table:table-cell table:style-name="ce306" table:formula="of:=[.BJ1]+1" office:value-type="float" office:value="3" calcext:value-type="float">
            <text:p>3</text:p>
          </table:table-cell>
          <table:table-cell table:style-name="ce306" table:formula="of:=[.BK1]+1" office:value-type="float" office:value="4" calcext:value-type="float">
            <text:p>4</text:p>
          </table:table-cell>
          <table:table-cell table:style-name="ce306" table:formula="of:=[.BL1]+1" office:value-type="float" office:value="5" calcext:value-type="float">
            <text:p>5</text:p>
          </table:table-cell>
          <table:table-cell table:style-name="ce306" table:formula="of:=[.BM1]+1" office:value-type="float" office:value="6" calcext:value-type="float">
            <text:p>6</text:p>
          </table:table-cell>
          <table:table-cell table:style-name="ce306" table:formula="of:=[.BN1]+1" office:value-type="float" office:value="7" calcext:value-type="float">
            <text:p>7</text:p>
          </table:table-cell>
          <table:table-cell table:style-name="ce306" table:formula="of:=[.BO1]+1" office:value-type="float" office:value="8" calcext:value-type="float">
            <text:p>8</text:p>
          </table:table-cell>
          <table:table-cell table:style-name="ce306" table:formula="of:=[.BP1]+1" office:value-type="float" office:value="9" calcext:value-type="float">
            <text:p>9</text:p>
          </table:table-cell>
          <table:table-cell table:style-name="ce306" table:formula="of:=[.BQ1]+1" office:value-type="float" office:value="10" calcext:value-type="float">
            <text:p>10</text:p>
          </table:table-cell>
          <table:table-cell table:style-name="ce306" table:formula="of:=[.BR1]+1" office:value-type="float" office:value="11" calcext:value-type="float">
            <text:p>11</text:p>
          </table:table-cell>
          <table:table-cell table:style-name="ce306" table:formula="of:=[.BS1]+1" office:value-type="float" office:value="12" calcext:value-type="float">
            <text:p>12</text:p>
          </table:table-cell>
          <table:table-cell table:style-name="ce306" table:formula="of:=[.BT1]+1" office:value-type="float" office:value="13" calcext:value-type="float">
            <text:p>13</text:p>
          </table:table-cell>
          <table:table-cell table:style-name="ce306" table:formula="of:=[.BU1]+1" office:value-type="float" office:value="14" calcext:value-type="float">
            <text:p>14</text:p>
          </table:table-cell>
          <table:table-cell table:style-name="ce306" table:formula="of:=[.BV1]+1" office:value-type="float" office:value="15" calcext:value-type="float">
            <text:p>15</text:p>
          </table:table-cell>
          <table:table-cell table:style-name="ce306" table:formula="of:=[.BW1]+1" office:value-type="float" office:value="16" calcext:value-type="float">
            <text:p>16</text:p>
          </table:table-cell>
          <table:table-cell table:style-name="ce306" table:formula="of:=[.BX1]+1" office:value-type="float" office:value="17" calcext:value-type="float">
            <text:p>17</text:p>
          </table:table-cell>
          <table:table-cell table:style-name="ce306" table:formula="of:=[.BY1]+1" office:value-type="float" office:value="18" calcext:value-type="float">
            <text:p>18</text:p>
          </table:table-cell>
          <table:table-cell table:style-name="ce306" table:formula="of:=[.BZ1]+1" office:value-type="float" office:value="19" calcext:value-type="float">
            <text:p>19</text:p>
          </table:table-cell>
          <table:table-cell table:style-name="ce306" table:formula="of:=[.CA1]+1" office:value-type="float" office:value="20" calcext:value-type="float">
            <text:p>20</text:p>
          </table:table-cell>
          <table:table-cell table:style-name="ce306" table:formula="of:=[.CB1]+1" office:value-type="float" office:value="21" calcext:value-type="float">
            <text:p>21</text:p>
          </table:table-cell>
          <table:table-cell table:style-name="ce306" table:formula="of:=[.CC1]+1" office:value-type="float" office:value="22" calcext:value-type="float">
            <text:p>22</text:p>
          </table:table-cell>
          <table:table-cell table:style-name="ce306" table:formula="of:=[.CD1]+1" office:value-type="float" office:value="23" calcext:value-type="float">
            <text:p>23</text:p>
          </table:table-cell>
          <table:table-cell table:style-name="ce306" table:formula="of:=[.CE1]+1" office:value-type="float" office:value="24" calcext:value-type="float">
            <text:p>24</text:p>
          </table:table-cell>
          <table:table-cell table:style-name="ce306" table:formula="of:=[.CF1]+1" office:value-type="float" office:value="25" calcext:value-type="float">
            <text:p>25</text:p>
          </table:table-cell>
          <table:table-cell table:style-name="ce306" table:formula="of:=[.CG1]+1" office:value-type="float" office:value="26" calcext:value-type="float">
            <text:p>26</text:p>
          </table:table-cell>
          <table:table-cell table:style-name="ce306" table:formula="of:=[.CH1]+1" office:value-type="float" office:value="27" calcext:value-type="float">
            <text:p>27</text:p>
          </table:table-cell>
          <table:table-cell table:style-name="ce306" table:formula="of:=[.CI1]+1" office:value-type="float" office:value="28" calcext:value-type="float">
            <text:p>28</text:p>
          </table:table-cell>
          <table:table-cell table:style-name="ce306" table:formula="of:=[.CJ1]+1" office:value-type="float" office:value="29" calcext:value-type="float">
            <text:p>29</text:p>
          </table:table-cell>
          <table:table-cell table:style-name="ce306" table:formula="of:=[.CK1]+1" office:value-type="float" office:value="30" calcext:value-type="float">
            <text:p>30</text:p>
          </table:table-cell>
          <table:table-cell table:style-name="ce306" table:formula="of:=[.CL1]+1" office:value-type="float" office:value="31" calcext:value-type="float">
            <text:p>31</text:p>
          </table:table-cell>
          <table:table-cell table:style-name="ce306" table:formula="of:=[.CM1]+1" office:value-type="float" office:value="32" calcext:value-type="float">
            <text:p>32</text:p>
          </table:table-cell>
          <table:table-cell table:style-name="ce306" table:formula="of:=[.CN1]+1" office:value-type="float" office:value="33" calcext:value-type="float">
            <text:p>33</text:p>
          </table:table-cell>
          <table:table-cell table:style-name="ce314" table:formula="of:=[.CO1]+1" office:value-type="float" office:value="34" calcext:value-type="float">
            <text:p>34</text:p>
          </table:table-cell>
          <table:table-cell table:style-name="ce306" table:formula="of:=[.CP1]+1" office:value-type="float" office:value="35" calcext:value-type="float">
            <text:p>35</text:p>
          </table:table-cell>
          <table:table-cell table:number-columns-repeated="17"/>
        </table:table-row>
        <table:table-row table:style-name="ro1">
          <table:table-cell/>
          <table:table-cell table:style-name="ce286"/>
          <table:table-cell table:style-name="ce290" table:number-columns-repeated="110"/>
        </table:table-row>
        <table:table-row table:style-name="ro3">
          <table:table-cell/>
          <table:table-cell table:style-name="ce286"/>
          <table:table-cell table:style-name="ce290" table:number-columns-repeated="3"/>
          <table:table-cell table:style-name="ce297" office:value-type="float" office:value="2020" calcext:value-type="float" table:number-columns-spanned="3" table:number-rows-spanned="1">
            <text:p>2020</text:p>
          </table:table-cell>
          <table:covered-table-cell table:number-columns-repeated="2" table:style-name="ce93"/>
          <table:table-cell table:style-name="ce95" office:value-type="float" office:value="2021" calcext:value-type="float" table:number-columns-spanned="52" table:number-rows-spanned="1">
            <text:p>2021</text:p>
          </table:table-cell>
          <table:covered-table-cell table:number-columns-repeated="51" table:style-name="ce97"/>
          <table:table-cell table:style-name="ce95" office:value-type="float" office:value="2022" calcext:value-type="float" table:number-columns-spanned="35" table:number-rows-spanned="1">
            <text:p>2022</text:p>
          </table:table-cell>
          <table:covered-table-cell table:number-columns-repeated="34" table:style-name="ce97"/>
          <table:table-cell table:style-name="ce93" table:number-columns-repeated="17"/>
        </table:table-row>
        <table:table-row table:style-name="ro4">
          <table:table-cell/>
          <table:table-cell table:style-name="ce287" office:value-type="string" calcext:value-type="string">
            <text:p>Activity</text:p>
          </table:table-cell>
          <table:table-cell table:style-name="ce291" office:value-type="string" calcext:value-type="string">
            <text:p>Progress</text:p>
          </table:table-cell>
          <table:table-cell table:style-name="ce295" office:value-type="string" calcext:value-type="string">
            <text:p>Start</text:p>
          </table:table-cell>
          <table:table-cell table:style-name="ce295" office:value-type="string" calcext:value-type="string">
            <text:p>End</text:p>
          </table:table-cell>
          <table:table-cell table:style-name="ce297" office:value-type="string" calcext:value-type="string" table:number-columns-spanned="3" table:number-rows-spanned="1">
            <text:p>Dec</text:p>
          </table:table-cell>
          <table:covered-table-cell table:number-columns-repeated="2" table:style-name="ce93"/>
          <table:table-cell table:style-name="ce303" office:value-type="string" calcext:value-type="string" table:number-columns-spanned="4" table:number-rows-spanned="1">
            <text:p>Jan</text:p>
          </table:table-cell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Feb</text:p>
          </table:table-cell>
          <table:covered-table-cell table:number-columns-repeated="3" table:style-name="ce97"/>
          <table:table-cell table:style-name="ce97" office:value-type="string" calcext:value-type="string" table:number-columns-spanned="5" table:number-rows-spanned="1">
            <text:p>Mar</text:p>
          </table:table-cell>
          <table:covered-table-cell table:number-columns-repeated="4" table:style-name="ce97"/>
          <table:table-cell table:style-name="ce97" office:value-type="string" calcext:value-type="string" table:number-columns-spanned="4" table:number-rows-spanned="1">
            <text:p>Apr</text:p>
          </table:table-cell>
          <table:covered-table-cell table:number-columns-repeated="3" table:style-name="ce97"/>
          <table:table-cell table:style-name="ce100" office:value-type="string" calcext:value-type="string" table:number-columns-spanned="4" table:number-rows-spanned="1">
            <text:p>May</text:p>
          </table:table-cell>
          <table:covered-table-cell table:number-columns-repeated="3" table:style-name="ce100"/>
          <table:table-cell table:style-name="ce100" office:value-type="string" calcext:value-type="string" table:number-columns-spanned="5" table:number-rows-spanned="1">
            <text:p>Jun</text:p>
          </table:table-cell>
          <table:covered-table-cell table:number-columns-repeated="4" table:style-name="ce100"/>
          <table:table-cell table:style-name="ce100" office:value-type="string" calcext:value-type="string" table:number-columns-spanned="4" table:number-rows-spanned="1">
            <text:p>Jul</text:p>
          </table:table-cell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Aug</text:p>
          </table:table-cell>
          <table:covered-table-cell table:number-columns-repeated="3" table:style-name="ce100"/>
          <table:table-cell table:style-name="ce100" office:value-type="string" calcext:value-type="string" table:number-columns-spanned="5" table:number-rows-spanned="1">
            <text:p>Sep</text:p>
          </table:table-cell>
          <table:covered-table-cell table:number-columns-repeated="4" table:style-name="ce100"/>
          <table:table-cell table:style-name="ce100" office:value-type="string" calcext:value-type="string" table:number-columns-spanned="4" table:number-rows-spanned="1">
            <text:p>Oct</text:p>
          </table:table-cell>
          <table:covered-table-cell table:number-columns-repeated="2" table:style-name="ce100"/>
          <table:covered-table-cell table:style-name="ce100" office:value-type="string" calcext:value-type="string">
            <text:p>Nov</text:p>
          </table:covered-table-cell>
          <table:table-cell table:style-name="ce100" office:value-type="string" calcext:value-type="string" table:number-columns-spanned="4" table:number-rows-spanned="1">
            <text:p>Nov</text:p>
          </table:table-cell>
          <table:covered-table-cell table:number-columns-repeated="2" table:style-name="ce100"/>
          <table:covered-table-cell table:style-name="ce100" office:value-type="string" calcext:value-type="string">
            <text:p>Dec</text:p>
          </table:covered-table-cell>
          <table:table-cell table:style-name="ce100" office:value-type="string" calcext:value-type="string" table:number-columns-spanned="5" table:number-rows-spanned="1">
            <text:p>Dec</text:p>
          </table:table-cell>
          <table:covered-table-cell table:number-columns-repeated="4" table:style-name="ce100"/>
          <table:table-cell table:style-name="ce311" office:value-type="string" calcext:value-type="string" table:number-columns-spanned="4" table:number-rows-spanned="1">
            <text:p>Jan</text:p>
          </table:table-cell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Feb</text:p>
          </table:table-cell>
          <table:covered-table-cell table:number-columns-repeated="3" table:style-name="ce100"/>
          <table:table-cell table:style-name="ce100" office:value-type="string" calcext:value-type="string" table:number-columns-spanned="5" table:number-rows-spanned="1">
            <text:p>Mar</text:p>
          </table:table-cell>
          <table:covered-table-cell table:number-columns-repeated="4" table:style-name="ce100"/>
          <table:table-cell table:style-name="ce100" office:value-type="string" calcext:value-type="string" table:number-columns-spanned="4" table:number-rows-spanned="1">
            <text:p>Apr</text:p>
          </table:table-cell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May</text:p>
          </table:table-cell>
          <table:covered-table-cell table:number-columns-repeated="3" table:style-name="ce100"/>
          <table:table-cell table:style-name="ce100" office:value-type="string" calcext:value-type="string" table:number-columns-spanned="5" table:number-rows-spanned="1">
            <text:p>Jun</text:p>
          </table:table-cell>
          <table:covered-table-cell table:number-columns-repeated="4" table:style-name="ce100"/>
          <table:table-cell table:style-name="ce100" office:value-type="string" calcext:value-type="string" table:number-columns-spanned="4" table:number-rows-spanned="1">
            <text:p>Jul</text:p>
          </table:table-cell>
          <table:covered-table-cell table:number-columns-repeated="3" table:style-name="ce100"/>
          <table:table-cell table:style-name="ce100" office:value-type="string" calcext:value-type="string" table:number-columns-spanned="5" table:number-rows-spanned="1">
            <text:p>Aug</text:p>
          </table:table-cell>
          <table:covered-table-cell table:number-columns-repeated="4" table:style-name="ce100"/>
          <table:table-cell table:style-name="ce93" office:value-type="string" calcext:value-type="string" table:number-columns-spanned="4" table:number-rows-spanned="1">
            <text:p>Sep</text:p>
          </table:table-cell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Oct</text:p>
          </table:table-cell>
          <table:covered-table-cell table:number-columns-repeated="3" table:style-name="ce93"/>
          <table:table-cell table:style-name="ce93" office:value-type="string" calcext:value-type="string" table:number-columns-spanned="5" table:number-rows-spanned="1">
            <text:p>Nov</text:p>
          </table:table-cell>
          <table:covered-table-cell table:number-columns-repeated="4" table:style-name="ce93"/>
          <table:table-cell table:style-name="ce93" office:value-type="string" calcext:value-type="string" table:number-columns-spanned="4" table:number-rows-spanned="1">
            <text:p>Dec</text:p>
          </table:table-cell>
          <table:covered-table-cell table:number-columns-repeated="3" table:style-name="ce93"/>
        </table:table-row>
        <table:table-row table:style-name="ro4">
          <table:table-cell/>
          <table:table-cell table:style-name="ce288" office:value-type="string" calcext:value-type="string">
            <text:p>Develop Experiment System</text:p>
          </table:table-cell>
          <table:table-cell table:style-name="ce84" office:value-type="percentage" office:value="1" calcext:value-type="percentage">
            <text:p>100%</text:p>
          </table:table-cell>
          <table:table-cell table:style-name="ce296" office:value-type="date" office:date-value="2019-09-01" calcext:value-type="date">
            <text:p>01/09/19</text:p>
          </table:table-cell>
          <table:table-cell table:style-name="ce296" office:value-type="date" office:date-value="2020-12-30" calcext:value-type="date">
            <text:p>30/12/20</text:p>
          </table:table-cell>
          <table:table-cell table:style-name="ce298" table:number-columns-repeated="2"/>
          <table:table-cell table:style-name="ce302"/>
          <table:table-cell table:style-name="ce298" table:number-columns-repeated="51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Conduct Experiments</text:p>
          </table:table-cell>
          <table:table-cell table:style-name="ce84" office:value-type="percentage" office:value="1" calcext:value-type="percentage">
            <text:p>100%</text:p>
          </table:table-cell>
          <table:table-cell table:style-name="ce296" office:value-type="date" office:date-value="2020-03-01" calcext:value-type="date">
            <text:p>01/03/20</text:p>
          </table:table-cell>
          <table:table-cell table:style-name="ce296" office:value-type="date" office:date-value="2020-12-30" calcext:value-type="date">
            <text:p>30/12/20</text:p>
          </table:table-cell>
          <table:table-cell table:style-name="ce298" table:number-columns-repeated="2"/>
          <table:table-cell table:style-name="ce302"/>
          <table:table-cell table:style-name="ce298" table:number-columns-repeated="51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Extensions for Clustering</text:p>
          </table:table-cell>
          <table:table-cell table:style-name="ce84" office:value-type="percentage" office:value="1" calcext:value-type="percentage">
            <text:p>100%</text:p>
          </table:table-cell>
          <table:table-cell table:style-name="ce296" office:value-type="date" office:date-value="0120-12-31" calcext:value-type="date">
            <text:p>01/01/21</text:p>
          </table:table-cell>
          <table:table-cell table:style-name="ce296" office:value-type="date" office:date-value="2021-03-31" calcext:value-type="date">
            <text:p>31/03/21</text:p>
          </table:table-cell>
          <table:table-cell table:style-name="ce298" table:number-columns-repeated="2"/>
          <table:table-cell table:style-name="ce302"/>
          <table:table-cell table:style-name="ce298"/>
          <table:table-cell table:style-name="ce305" table:number-columns-repeated="16"/>
          <table:table-cell table:style-name="ce101"/>
          <table:table-cell table:style-name="ce298" table:number-columns-repeated="33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Conduct Clustering Experiments</text:p>
          </table:table-cell>
          <table:table-cell table:style-name="ce84" office:value-type="percentage" office:value="1" calcext:value-type="percentage">
            <text:p>100%</text:p>
          </table:table-cell>
          <table:table-cell table:style-name="ce296" office:value-type="date" office:date-value="2021-03-31" calcext:value-type="date">
            <text:p>31/03/21</text:p>
          </table:table-cell>
          <table:table-cell table:style-name="ce296" office:value-type="date" office:date-value="2021-05-05" calcext:value-type="date">
            <text:p>05/05/21</text:p>
          </table:table-cell>
          <table:table-cell table:style-name="ce298" table:number-columns-repeated="2"/>
          <table:table-cell table:style-name="ce302"/>
          <table:table-cell table:style-name="ce298"/>
          <table:table-cell table:style-name="ce305" table:number-columns-repeated="16"/>
          <table:table-cell table:style-name="ce298"/>
          <table:table-cell table:style-name="ce101" table:number-columns-repeated="4"/>
          <table:table-cell table:style-name="ce298" table:number-columns-repeated="29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urther Testing and Code Tidy Up</text:p>
          </table:table-cell>
          <table:table-cell table:style-name="ce85" office:value-type="percentage" office:value="0.2" calcext:value-type="percentage">
            <text:p>20%</text:p>
          </table:table-cell>
          <table:table-cell table:style-name="ce296" office:value-type="date" office:date-value="2021-05-01" calcext:value-type="date">
            <text:p>01/05/21</text:p>
          </table:table-cell>
          <table:table-cell table:style-name="ce296" office:value-type="date" office:date-value="2021-10-31" calcext:value-type="date">
            <text:p>31/10/21</text:p>
          </table:table-cell>
          <table:table-cell table:style-name="ce299"/>
          <table:table-cell table:style-name="ce298"/>
          <table:table-cell table:style-name="ce302"/>
          <table:table-cell table:style-name="ce298" table:number-columns-repeated="17"/>
          <table:table-cell table:style-name="ce101" table:number-columns-repeated="5"/>
          <table:table-cell table:style-name="ce298" table:number-columns-repeated="12"/>
          <table:table-cell table:style-name="ce102" table:number-columns-repeated="9"/>
          <table:table-cell table:style-name="ce298" table:number-columns-repeated="8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Conduct ‘Write Up’ Experiments</text:p>
          </table:table-cell>
          <table:table-cell table:style-name="ce86" office:value-type="percentage" office:value="0" calcext:value-type="percentage">
            <text:p>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/>
          <table:table-cell table:style-name="ce305" table:number-columns-repeated="16"/>
          <table:table-cell table:style-name="ce298" table:number-columns-repeated="17"/>
          <table:table-cell table:style-name="ce102" table:number-columns-repeated="17"/>
          <table:table-cell table:style-name="ce104"/>
          <table:table-cell table:style-name="ce108"/>
          <table:table-cell table:style-name="ce102" table:number-columns-repeated="2"/>
          <table:table-cell table:style-name="ce298" table:number-columns-repeated="30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80" office:value-type="string" calcext:value-type="string">
            <text:p>Chapter 1 - Literature review</text:p>
          </table:table-cell>
          <table:table-cell table:style-name="ce85" office:value-type="percentage" office:value="0.25" calcext:value-type="percentage">
            <text:p>25%</text:p>
          </table:table-cell>
          <table:table-cell table:style-name="ce296" office:value-type="date" office:date-value="2021-05-01" calcext:value-type="date">
            <text:p>01/05/21</text:p>
          </table:table-cell>
          <table:table-cell table:style-name="ce296" office:value-type="date" office:date-value="2021-10-31" calcext:value-type="date">
            <text:p>31/10/21</text:p>
          </table:table-cell>
          <table:table-cell table:style-name="ce298" table:number-columns-repeated="2"/>
          <table:table-cell table:style-name="ce302"/>
          <table:table-cell table:style-name="ce298" table:number-columns-repeated="51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chapter structure</text:p>
          </table:table-cell>
          <table:table-cell table:style-name="ce85" office:value-type="percentage" office:value="0.75" calcext:value-type="percentage">
            <text:p>75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17"/>
          <table:table-cell table:style-name="ce101" table:number-columns-repeated="8"/>
          <table:table-cell table:style-name="ce298" table:number-columns-repeated="26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irst draft</text:p>
          </table:table-cell>
          <table:table-cell table:style-name="ce85" office:value-type="percentage" office:value="0.33" calcext:value-type="percentage">
            <text:p>33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17"/>
          <table:table-cell table:style-name="ce101" table:number-columns-repeated="8"/>
          <table:table-cell table:style-name="ce102" table:number-columns-repeated="18"/>
          <table:table-cell table:style-name="ce298" table:number-columns-repeated="8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inal version</text:p>
          </table:table-cell>
          <table:table-cell table:style-name="ce86" office:value-type="percentage" office:value="0" calcext:value-type="percentage">
            <text:p>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25"/>
          <table:table-cell table:style-name="ce102" table:number-columns-repeated="18"/>
          <table:table-cell table:style-name="ce298" table:number-columns-repeated="8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80" office:value-type="string" calcext:value-type="string">
            <text:p>Chapter 2 - System Description</text:p>
          </table:table-cell>
          <table:table-cell table:style-name="ce85" office:value-type="percentage" office:value="0.05" calcext:value-type="percentage">
            <text:p>5%</text:p>
          </table:table-cell>
          <table:table-cell table:style-name="ce296" office:value-type="date" office:date-value="2021-08-01" calcext:value-type="date">
            <text:p>01/08/21</text:p>
          </table:table-cell>
          <table:table-cell table:style-name="ce296" office:value-type="date" office:date-value="2021-12-31" calcext:value-type="date">
            <text:p>31/12/21</text:p>
          </table:table-cell>
          <table:table-cell table:style-name="ce298" table:number-columns-repeated="2"/>
          <table:table-cell table:style-name="ce302"/>
          <table:table-cell table:style-name="ce298" table:number-columns-repeated="30"/>
          <table:table-cell table:style-name="ce299" table:number-columns-repeated="21"/>
          <table:table-cell table:style-name="ce105"/>
          <table:table-cell table:style-name="ce299" table:number-columns-repeated="5"/>
          <table:table-cell table:style-name="ce298" table:number-columns-repeated="28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chapter structure</text:p>
          </table:table-cell>
          <table:table-cell table:style-name="ce85" office:value-type="percentage" office:value="0.75" calcext:value-type="percentage">
            <text:p>75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22"/>
          <table:table-cell table:style-name="ce101" table:number-columns-repeated="3"/>
          <table:table-cell table:style-name="ce298" table:number-columns-repeated="5"/>
          <table:table-cell table:style-name="ce101"/>
          <table:table-cell table:style-name="Default"/>
          <table:table-cell table:style-name="ce299" table:number-columns-repeated="19"/>
          <table:table-cell table:style-name="ce105"/>
          <table:table-cell table:style-name="ce299" table:number-columns-repeated="5"/>
          <table:table-cell table:style-name="ce298" table:number-columns-repeated="28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irst draft</text:p>
          </table:table-cell>
          <table:table-cell table:style-name="ce86" office:value-type="percentage" office:value="0" calcext:value-type="percentage">
            <text:p>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30"/>
          <table:table-cell table:style-name="ce102" table:number-columns-repeated="21"/>
          <table:table-cell table:style-name="ce104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inal version</text:p>
          </table:table-cell>
          <table:table-cell table:style-name="ce86" office:value-type="percentage" office:value="0" calcext:value-type="percentage">
            <text:p>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30"/>
          <table:table-cell table:style-name="ce102" table:number-columns-repeated="21"/>
          <table:table-cell table:style-name="ce104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80" office:value-type="string" calcext:value-type="string">
            <text:p>Chapter 3 - Experiment Write-ups</text:p>
          </table:table-cell>
          <table:table-cell table:style-name="ce85" office:value-type="percentage" office:value="0.03" calcext:value-type="percentage">
            <text:p>3%</text:p>
          </table:table-cell>
          <table:table-cell table:style-name="ce296" office:value-type="date" office:date-value="2021-09-15" calcext:value-type="date">
            <text:p>15/09/21</text:p>
          </table:table-cell>
          <table:table-cell table:style-name="ce296" office:value-type="date" office:date-value="2022-02-28" calcext:value-type="date">
            <text:p>28/02/22</text:p>
          </table:table-cell>
          <table:table-cell table:style-name="ce298" table:number-columns-repeated="2"/>
          <table:table-cell table:style-name="ce302"/>
          <table:table-cell table:style-name="ce298" table:number-columns-repeated="37"/>
          <table:table-cell table:style-name="ce299" table:number-columns-repeated="14"/>
          <table:table-cell table:style-name="ce105"/>
          <table:table-cell table:style-name="ce299" table:number-columns-repeated="5"/>
          <table:table-cell table:style-name="ce298" table:number-columns-repeated="28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chapter structure</text:p>
          </table:table-cell>
          <table:table-cell table:style-name="ce85" office:value-type="percentage" office:value="0.5" calcext:value-type="percentage">
            <text:p>5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22"/>
          <table:table-cell table:style-name="ce101" table:number-columns-repeated="2"/>
          <table:table-cell table:style-name="ce299"/>
          <table:table-cell table:style-name="ce298" table:number-columns-repeated="5"/>
          <table:table-cell table:style-name="ce299" table:number-columns-repeated="7"/>
          <table:table-cell table:style-name="ce101" table:number-columns-repeated="2"/>
          <table:table-cell table:style-name="ce299" table:number-columns-repeated="12"/>
          <table:table-cell table:style-name="ce105"/>
          <table:table-cell table:style-name="ce299" table:number-columns-repeated="5"/>
          <table:table-cell table:style-name="ce298" table:number-columns-repeated="28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irst draft</text:p>
          </table:table-cell>
          <table:table-cell table:style-name="ce86" office:value-type="percentage" office:value="0" calcext:value-type="percentage">
            <text:p>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37"/>
          <table:table-cell table:style-name="ce102" table:number-columns-repeated="14"/>
          <table:table-cell table:style-name="ce104"/>
          <table:table-cell table:style-name="ce108"/>
          <table:table-cell table:style-name="ce102" table:number-columns-repeated="7"/>
          <table:table-cell table:style-name="ce298" table:number-columns-repeated="25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inal version</text:p>
          </table:table-cell>
          <table:table-cell table:style-name="ce86" office:value-type="percentage" office:value="0" calcext:value-type="percentage">
            <text:p>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37"/>
          <table:table-cell table:style-name="ce102" table:number-columns-repeated="14"/>
          <table:table-cell table:style-name="ce104"/>
          <table:table-cell table:style-name="ce108"/>
          <table:table-cell table:style-name="ce102" table:number-columns-repeated="7"/>
          <table:table-cell table:style-name="ce298" table:number-columns-repeated="25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80" office:value-type="string" calcext:value-type="string">
            <text:p>Chapter 5 - Discussion &amp; Conclusions</text:p>
          </table:table-cell>
          <table:table-cell table:style-name="ce85" office:value-type="percentage" office:value="0.025" calcext:value-type="percentage">
            <text:p>3%</text:p>
          </table:table-cell>
          <table:table-cell table:style-name="ce296" office:value-type="date" office:date-value="2021-11-08" calcext:value-type="date">
            <text:p>08/11/21</text:p>
          </table:table-cell>
          <table:table-cell table:style-name="ce296" office:value-type="date" office:date-value="2022-06-07" calcext:value-type="date">
            <text:p>07/06/22</text:p>
          </table:table-cell>
          <table:table-cell table:style-name="ce298" table:number-columns-repeated="2"/>
          <table:table-cell table:style-name="ce302"/>
          <table:table-cell table:style-name="ce298" table:number-columns-repeated="37"/>
          <table:table-cell table:style-name="ce299" table:number-columns-repeated="14"/>
          <table:table-cell table:style-name="ce105"/>
          <table:table-cell table:style-name="ce299" table:number-columns-repeated="5"/>
          <table:table-cell table:style-name="ce298" table:number-columns-repeated="28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chapter structure</text:p>
          </table:table-cell>
          <table:table-cell table:style-name="ce85" office:value-type="percentage" office:value="0.5" calcext:value-type="percentage">
            <text:p>5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22"/>
          <table:table-cell table:style-name="ce101" table:number-columns-repeated="2"/>
          <table:table-cell table:style-name="ce298" table:number-columns-repeated="20"/>
          <table:table-cell table:style-name="ce101" table:number-columns-repeated="2"/>
          <table:table-cell table:style-name="ce298" table:number-columns-repeated="5"/>
          <table:table-cell table:style-name="ce302"/>
          <table:table-cell table:style-name="ce312"/>
          <table:table-cell table:style-name="ce298" table:number-columns-repeated="32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irst draft</text:p>
          </table:table-cell>
          <table:table-cell table:style-name="ce86" office:value-type="percentage" office:value="0" calcext:value-type="percentage">
            <text:p>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44"/>
          <table:table-cell table:style-name="ce102" table:number-columns-repeated="7"/>
          <table:table-cell table:style-name="ce104"/>
          <table:table-cell table:style-name="ce108"/>
          <table:table-cell table:style-name="ce102" table:number-columns-repeated="22"/>
          <table:table-cell table:style-name="ce298" table:number-columns-repeated="10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inal version</text:p>
          </table:table-cell>
          <table:table-cell table:style-name="ce86" office:value-type="percentage" office:value="0" calcext:value-type="percentage">
            <text:p>0%</text:p>
          </table:table-cell>
          <table:table-cell table:style-name="ce296" table:number-columns-repeated="2"/>
          <table:table-cell table:style-name="ce298" table:number-columns-repeated="2"/>
          <table:table-cell table:style-name="ce302"/>
          <table:table-cell table:style-name="ce298" table:number-columns-repeated="44"/>
          <table:table-cell table:style-name="ce102" table:number-columns-repeated="7"/>
          <table:table-cell table:style-name="ce104"/>
          <table:table-cell table:style-name="ce108"/>
          <table:table-cell table:style-name="ce102" table:number-columns-repeated="22"/>
          <table:table-cell table:style-name="ce298" table:number-columns-repeated="10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80" office:value-type="string" calcext:value-type="string">
            <text:p>Final reviews and revisions</text:p>
          </table:table-cell>
          <table:table-cell table:style-name="ce86" office:value-type="percentage" office:value="0" calcext:value-type="percentage">
            <text:p>0%</text:p>
          </table:table-cell>
          <table:table-cell table:style-name="ce296" office:value-type="date" office:date-value="2022-04-01" calcext:value-type="date">
            <text:p>01/04/22</text:p>
          </table:table-cell>
          <table:table-cell table:style-name="ce296" office:value-type="date" office:date-value="2022-07-01" calcext:value-type="date">
            <text:p>01/07/22</text:p>
          </table:table-cell>
          <table:table-cell table:style-name="ce298" table:number-columns-repeated="2"/>
          <table:table-cell table:style-name="ce302"/>
          <table:table-cell table:style-name="ce298" table:number-columns-repeated="51"/>
          <table:table-cell table:style-name="ce302"/>
          <table:table-cell table:style-name="ce312"/>
          <table:table-cell table:style-name="ce298" table:number-columns-repeated="12"/>
          <table:table-cell table:style-name="ce102" table:number-columns-repeated="14"/>
          <table:table-cell table:style-name="ce298" table:number-columns-repeated="6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Submit</text:p>
          </table:table-cell>
          <table:table-cell table:style-name="ce86" office:value-type="percentage" office:value="0" calcext:value-type="percentage">
            <text:p>0%</text:p>
          </table:table-cell>
          <table:table-cell table:number-columns-repeated="2" table:style-name="ce296" office:value-type="date" office:date-value="2022-07-08" calcext:value-type="date">
            <text:p>08/07/22</text:p>
          </table:table-cell>
          <table:table-cell table:style-name="ce298" table:number-columns-repeated="2"/>
          <table:table-cell table:style-name="ce302"/>
          <table:table-cell table:style-name="ce298" table:number-columns-repeated="51"/>
          <table:table-cell table:style-name="ce302"/>
          <table:table-cell table:style-name="ce312"/>
          <table:table-cell table:style-name="ce298" table:number-columns-repeated="25"/>
          <table:table-cell table:style-name="ce102"/>
          <table:table-cell table:style-name="ce298" table:number-columns-repeated="6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ormal end data</text:p>
          </table:table-cell>
          <table:table-cell table:style-name="ce296" table:number-columns-repeated="2"/>
          <table:table-cell table:style-name="ce296" office:value-type="date" office:date-value="2022-08-15" calcext:value-type="date">
            <text:p>15/08/22</text:p>
          </table:table-cell>
          <table:table-cell table:style-name="ce298" table:number-columns-repeated="2"/>
          <table:table-cell table:style-name="ce302"/>
          <table:table-cell table:style-name="ce298" table:number-columns-repeated="51"/>
          <table:table-cell table:style-name="ce302"/>
          <table:table-cell table:style-name="ce312"/>
          <table:table-cell table:style-name="ce298" table:number-columns-repeated="32"/>
          <table:table-cell table:style-name="ce315"/>
          <table:table-cell table:style-name="ce298" table:number-columns-repeated="18"/>
        </table:table-row>
        <table:table-row table:style-name="ro1" table:number-rows-repeated="17">
          <table:table-cell table:number-columns-repeated="5"/>
          <table:table-cell table:style-name="ce300" table:number-columns-repeated="107"/>
        </table:table-row>
        <table:table-row table:style-name="ro1" table:number-rows-repeated="16">
          <table:table-cell table:number-columns-repeated="112"/>
        </table:table-row>
        <table:table-row table:style-name="ro1">
          <table:table-cell/>
          <table:table-cell office:value-type="string" calcext:value-type="string">
            <text:p>Activity</text:p>
          </table:table-cell>
          <table:table-cell table:number-columns-repeated="110"/>
        </table:table-row>
        <table:table-row table:style-name="ro1" table:number-rows-repeated="1048512">
          <table:table-cell table:number-columns-repeated="112"/>
        </table:table-row>
        <table:table-row table:style-name="ro1">
          <table:table-cell table:number-columns-repeated="1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0:24:43.636934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6:18:37.793488737</meta:creation-date>
    <dc:date>2021-06-25T11:12:12.514407554</dc:date>
    <meta:editing-duration>PT8H24M46S</meta:editing-duration>
    <meta:editing-cycles>573</meta:editing-cycles>
    <meta:generator>LibreOffice/7.0.6.2$Linux_X86_64 LibreOffice_project/144abb84a525d8e30c9dbbefa69cbbf2d8d4ae3b</meta:generator>
    <meta:document-statistic meta:table-count="2" meta:cell-count="276" meta:object-count="0"/>
  </office:meta>
</office:document-meta>
</file>